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Arial" style:font-family-asian="Arial" style:font-family-complex="Arial" fo:background-color="#ffffff" fo:color="#000000"/>
    </style:style>
    <style:style style:name="T2" style:family="text">
      <style:text-properties fo:font-size="11.00pt" fo:font-weight="bold" fo:font-family="Arial" style:font-family-asian="Arial" style:font-family-complex="Arial" fo:background-color="#ffffff" fo:color="#000000"/>
    </style:style>
    <style:style style:name="T3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24" style:family="text">
      <style:text-properties fo:font-size="12.00pt" fo:font-weight="bold" fo:font-family="'Times New Roman'" style:font-family-asian="'Times New Roman'" style:font-family-complex="'Times New Roman'" fo:background-color="#ffffff" fo:color="#000000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#ffffff" fo:color="#21313c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5.00%" fo:text-align="left" fo:margin-bottom="8.00pt"/>
    </style:style>
    <text:list-style style:name="L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" style:family="paragraph">
      <style:paragraph-properties fo:line-height="105.00%" fo:text-align="left"/>
    </style:style>
    <style:style style:name="P3" style:family="paragraph">
      <style:paragraph-properties fo:line-height="105.00%" fo:text-align="left" fo:margin-left="36.00pt" fo:text-indent="0.00pt"/>
    </style:style>
    <style:style style:name="P4" style:family="paragraph">
      <style:paragraph-properties fo:line-height="115.00%" fo:text-align="left" fo:margin-bottom="8.00pt"/>
    </style:style>
    <style:style style:name="P5" style:family="paragraph">
      <style:paragraph-properties fo:line-height="105.00%" fo:text-align="left"/>
    </style:style>
    <text:list-style style:name="L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6" style:family="paragraph">
      <style:paragraph-properties fo:line-height="105.00%" fo:text-align="left"/>
    </style:style>
    <style:style style:name="P7" style:family="paragraph">
      <style:paragraph-properties fo:line-height="105.00%" fo:text-align="left" fo:margin-left="36.00pt" fo:text-indent="0.00pt"/>
    </style:style>
    <style:style style:name="P8" style:family="paragraph">
      <style:paragraph-properties fo:line-height="115.00%" fo:text-align="justify" fo:margin-bottom="8.00pt"/>
    </style:style>
    <style:style style:name="P9" style:family="paragraph">
      <style:paragraph-properties fo:line-height="115.00%" fo:text-align="justify"/>
    </style:style>
    <text:list-style style:name="L1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0" style:family="paragraph">
      <style:paragraph-properties fo:line-height="105.00%" fo:text-align="left"/>
    </style:style>
    <style:style style:name="P11" style:family="paragraph">
      <style:paragraph-properties fo:line-height="105.00%" fo:text-align="left" fo:margin-left="36.00pt" fo:text-indent="0.00pt"/>
    </style:style>
    <style:style style:name="P12" style:family="paragraph">
      <style:paragraph-properties fo:line-height="150.00%" fo:text-align="left" fo:margin-bottom="8.00pt"/>
    </style:style>
    <style:style style:name="P13" style:family="paragraph">
      <style:paragraph-properties fo:line-height="150.00%" fo:text-align="left"/>
    </style:style>
    <text:list-style style:name="L1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4" style:family="paragraph">
      <style:paragraph-properties fo:line-height="105.00%" fo:text-align="left"/>
    </style:style>
    <style:style style:name="P15" style:family="paragraph">
      <style:paragraph-properties fo:line-height="105.00%" fo:text-align="left" fo:margin-bottom="8.00pt"/>
    </style:style>
    <style:style style:name="P16" style:family="paragraph">
      <style:paragraph-properties fo:line-height="105.00%" fo:text-align="left"/>
    </style:style>
    <text:list-style style:name="L1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7" style:family="paragraph">
      <style:paragraph-properties fo:line-height="105.00%" fo:text-align="left"/>
    </style:style>
    <style:style style:name="P18" style:family="paragraph">
      <style:paragraph-properties fo:line-height="105.00%" fo:text-align="left" fo:margin-bottom="8.00pt"/>
    </style:style>
    <style:style style:name="P19" style:family="paragraph">
      <style:paragraph-properties fo:line-height="115.00%" fo:text-align="left" fo:margin-bottom="8.00pt"/>
    </style:style>
    <style:style style:name="P20" style:family="paragraph">
      <style:paragraph-properties fo:line-height="105.00%" fo:text-align="left"/>
    </style:style>
    <text:list-style style:name="L2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1" style:family="paragraph">
      <style:paragraph-properties fo:line-height="105.00%" fo:text-align="left" fo:margin-bottom="8.00pt"/>
    </style:style>
    <style:style style:name="P22" style:family="paragraph">
      <style:paragraph-properties fo:line-height="150.00%" fo:text-align="left" fo:margin-bottom="8.00pt"/>
    </style:style>
    <style:style style:name="P23" style:family="paragraph">
      <style:paragraph-properties fo:line-height="105.00%" fo:text-align="left" fo:margin-bottom="8.00pt"/>
    </style:style>
    <style:style style:name="P24" style:family="paragraph">
      <style:paragraph-properties fo:line-height="115.00%" fo:text-align="left" fo:margin-bottom="8.00pt"/>
    </style:style>
    <style:style style:name="P25" style:family="paragraph">
      <style:paragraph-properties fo:line-height="105.00%" fo:text-align="left" fo:margin-bottom="8.00pt"/>
    </style:style>
    <style:style style:name="P26" style:family="paragraph">
      <style:paragraph-properties fo:line-height="100.00%" fo:text-align="left" fo:margin-top="2.00pt"/>
    </style:style>
    <style:style style:name="P27" style:family="paragraph">
      <style:paragraph-properties fo:line-height="105.00%" fo:text-align="left" fo:margin-bottom="8.00pt"/>
    </style:style>
    <style:style style:name="P28" style:family="paragraph">
      <style:paragraph-properties fo:line-height="100.00%" fo:text-align="left" fo:margin-top="14.00pt" fo:margin-bottom="14.00pt"/>
    </style:style>
    <style:style style:name="P29" style:family="paragraph">
      <style:paragraph-properties fo:line-height="105.00%" fo:text-align="left" fo:margin-bottom="8.00pt"/>
    </style:style>
  </office:automatic-styles>
  <office:body>
    <office:text>
      <text:p text:style-name="P1"><text:span text:style-name="T1">1.</text:span><text:span text:style-name="T2">In database Employee.</text:span></text:p>
      <text:list text:style-name="L2">
        <text:list-item>
          <text:p text:style-name="P2"><text:span text:style-name="T3">find the average salary of each dept.</text:span></text:p>
        </text:list-item>
      </text:list>
      <text:p text:style-name="P3"><text:span text:style-name="T4"/></text:p>
      <text:p text:style-name="P4"><text:span text:style-name="T5"><text:s text:c="3"/>&gt; db.empdetails.aggregate([{$group:{_id:"$dept","avg_salary":{$avg:"$salary"}}}])</text:span></text:p>
      <text:p text:style-name="P4"><text:span text:style-name="T5">{ "_id" : "developer", "avg_salary" : 45000 }</text:span></text:p>
      <text:p text:style-name="P4"><text:span text:style-name="T5">{ "_id" : "designer", "avg_salary" : 55000 }</text:span></text:p>
      <text:p text:style-name="P4"><text:span text:style-name="T5">{ "_id" : "tester", "avg_salary" : 72500 }</text:span></text:p>
      <text:p text:style-name="P5"><text:span text:style-name="T6"/></text:p>
      <text:list text:style-name="L6">
        <text:list-item>
          <text:p text:style-name="P6"><text:span text:style-name="T7">find the minimum salary of each dept.</text:span></text:p>
        </text:list-item>
      </text:list>
      <text:p text:style-name="P7"><text:span text:style-name="T8"/></text:p>
      <text:p text:style-name="P8"><text:span text:style-name="T9"><text:s text:c="4"/>&gt; db.empdetails.aggregate([{$group:{_id:"$dept","Min_salary":{$min:"$salary"}}}])</text:span></text:p>
      <text:p text:style-name="P8"><text:span text:style-name="T9">{ "_id" : "developer", "Min_salary" : 45000 }</text:span></text:p>
      <text:p text:style-name="P8"><text:span text:style-name="T9">{ "_id" : "designer", "Min_salary" : 55000 }</text:span></text:p>
      <text:p text:style-name="P9"><text:span text:style-name="T9">{ "_id" : "tester", "Min_salary" : 50000 }</text:span></text:p>
      <text:p text:style-name="P9"><text:span text:style-name="T10"/></text:p>
      <text:list text:style-name="L10">
        <text:list-item>
          <text:p text:style-name="P10"><text:span text:style-name="T11">find the average salary of each dept.</text:span></text:p>
        </text:list-item>
      </text:list>
      <text:p text:style-name="P11"><text:span text:style-name="T12"/></text:p>
      <text:p text:style-name="P12"><text:span text:style-name="T13"><text:s text:c="3"/>&gt; db.empdetails.aggregate([{$group:{_id:"$dept","Max_salary":{$max:"$salary"}}}])</text:span></text:p>
      <text:p text:style-name="P12"><text:span text:style-name="T13">{ "_id" : "tester", "Max_salary" : 95000 }</text:span></text:p>
      <text:p text:style-name="P12"><text:span text:style-name="T13">{ "_id" : "developer", "Max_salary" : 45000 }</text:span></text:p>
      <text:p text:style-name="P13"><text:span text:style-name="T13">{ "_id" : "designer", "Max_salary" : 55000 }</text:span></text:p>
      <text:p text:style-name="P13"><text:span text:style-name="T14"/></text:p>
      <text:list text:style-name="L14">
        <text:list-item>
          <text:p text:style-name="P14"><text:span text:style-name="T15">find the no.of employees of each dept.</text:span></text:p>
        </text:list-item>
      </text:list>
      <text:p text:style-name="P15"><text:span text:style-name="T16"/></text:p>
      <text:p text:style-name="P15"><text:span text:style-name="T17">&gt; db.empdetails.aggregate([{$group:{_id:"$dept","No of employees":{$sum:1}}}])</text:span></text:p>
      <text:p text:style-name="P15"><text:span text:style-name="T17">{ "_id" : "tester", "No of employees" : 2 }</text:span></text:p>
      <text:p text:style-name="P15"><text:span text:style-name="T17">{ "_id" : "developer", "No of employees" : 1 }</text:span></text:p>
      <text:p text:style-name="P15"><text:span text:style-name="T17">{ "_id" : "designer", "No of employees" : 1 }</text:span></text:p>
      <text:p text:style-name="P16"><text:span text:style-name="T18"/></text:p>
      <text:list text:style-name="L17">
        <text:list-item>
          <text:p text:style-name="P17"><text:span text:style-name="T19">sort the collection empDetails in descending order of name</text:span></text:p>
        </text:list-item>
      </text:list>
      <text:p text:style-name="P18"><text:span text:style-name="T20"/></text:p>
      <text:p text:style-name="P19"><text:span text:style-name="T21">&gt; db.empdetails.find().sort({name:-1})</text:span></text:p>
      <text:p text:style-name="P19"><text:span text:style-name="T21">{ "_id" : ObjectId("629b20db8badb7dab6e83357"), "name" : "manu", "age" : 23, "email" : "ebc@gml.com", "salary" : 55000, "dept" : "designer" }</text:span></text:p>
      <text:p text:style-name="P19"><text:span text:style-name="T21">{ "_id" : ObjectId("629b21138badb7dab6e83358"), "name" : "bhuvan", "age" : 21, "email" : "fbc@gml.com", "salary" : 95000, "dept" : "tester" }</text:span></text:p>
      <text:p text:style-name="P19"><text:span text:style-name="T21">{ "_id" : ObjectId("629b214a8badb7dab6e83359"), "name" : "ram", "age" : 20, "email" : "kbc@gml.com", "salary" : 50000, "dept" : "tester" }</text:span></text:p>
      <text:p text:style-name="P19"><text:span text:style-name="T21">{ "_id" : ObjectId("629b209b8badb7dab6e83355"), "name" : "raju", "age" : 23, "email" : "green@gml.com", "salary" : 45000, "dept" : "developer" }</text:span></text:p>
      <text:p text:style-name="P20"><text:span text:style-name="T22"/></text:p>
      <text:list text:style-name="L21">
        <text:list-item>
          <text:p text:style-name="P21"><text:span text:style-name="T23">Create a text index for ‘name’ and search for names<text:s/></text:span><text:span text:style-name="T24">mohan and bhuvan</text:span></text:p>
        </text:list-item>
      </text:list>
      <text:p text:style-name="P22"><text:span text:style-name="T25">&gt; db.empdetails.createIndex({name:"text"})</text:span></text:p>
      <text:p text:style-name="P22"><text:span text:style-name="T25">{</text:span></text:p>
      <text:p text:style-name="P22"><text:span text:style-name="T25"><text:s text:c="8"/>"numIndexesBefore" : 1,</text:span></text:p>
      <text:p text:style-name="P22"><text:span text:style-name="T25"><text:s text:c="8"/>"numIndexesAfter" : 2,</text:span></text:p>
      <text:p text:style-name="P22"><text:span text:style-name="T25"><text:s text:c="8"/>"createdCollectionAutomatically" : false,</text:span></text:p>
      <text:p text:style-name="P22"><text:span text:style-name="T25"><text:s text:c="8"/>"ok" : 1</text:span></text:p>
      <text:p text:style-name="P22"><text:span text:style-name="T25">}</text:span></text:p>
      <text:p text:style-name="P22"><text:span text:style-name="T25">&gt; db.empdetails.find({$text:{$search:"manu raju"}})</text:span></text:p>
      <text:p text:style-name="P22"><text:span text:style-name="T25">{ "_id" : ObjectId("629b214a8badb7dab6e83359"), "name" : "raju", "age" : 20, "email" : "kbc@gml.com", "salary" : 50000, "dept" : "tester" }</text:span></text:p>
      <text:p text:style-name="P22"><text:span text:style-name="T25">{ "_id" : ObjectId("629b20db8badb7dab6e83357"), "name" : "manu", "age" : 23, "email" : "ebc@gml.com", "salary" : 55000, "dept" : "designer" }</text:span></text:p>
      <text:p text:style-name="P22"><text:span text:style-name="T26"/></text:p>
      <text:p text:style-name="P22"><text:span text:style-name="T26"/></text:p>
      <text:p text:style-name="P23"><text:span text:style-name="T27">2. create a database Inventory and create an orders collection. Apply MapReduce operation for finding the total purchase of each customer.</text:span></text:p>
      <text:p text:style-name="P23"><text:span text:style-name="T28"/></text:p>
      <text:p text:style-name="P23"><text:span text:style-name="T28"/></text:p>
      <text:p text:style-name="P23"><text:span text:style-name="T28"/></text:p>
      <text:p text:style-name="P23"><text:span text:style-name="T29">&gt; use inventory</text:span></text:p>
      <text:p text:style-name="P23"><text:span text:style-name="T29">switched to db inventory</text:span></text:p>
      <text:p text:style-name="P23"><text:span text:style-name="T29">&gt; db.createCollection("order")</text:span></text:p>
      <text:p text:style-name="P23"><text:span text:style-name="T29">{ "ok" : 1 }</text:span></text:p>
      <text:p text:style-name="P23"><text:span text:style-name="T29">&gt; db.order.insert({custid:200,name:"maya",item:"rice",price:340})</text:span></text:p>
      <text:p text:style-name="P23"><text:span text:style-name="T29">WriteResult({ "nInserted" : 1 })</text:span></text:p>
      <text:p text:style-name="P23"><text:span text:style-name="T29">&gt; db.order.insert({custid:200,name:"maya",item:"wheat",price:250})</text:span></text:p>
      <text:p text:style-name="P23"><text:span text:style-name="T29">WriteResult({ "nInserted" : 1 })</text:span></text:p>
      <text:p text:style-name="P23"><text:span text:style-name="T29">&gt; db.order.insert({custid:201,name:"manu",item:"rice",price:340})</text:span></text:p>
      <text:p text:style-name="P23"><text:span text:style-name="T29">WriteResult({ "nInserted" : 1 })</text:span></text:p>
      <text:p text:style-name="P23"><text:span text:style-name="T29">&gt; db.order.insert({custid:202,name:"meera",item:"sugar",price:150})</text:span></text:p>
      <text:p text:style-name="P23"><text:span text:style-name="T29">WriteResult({ "nInserted" : 1 })</text:span></text:p>
      <text:p text:style-name="P23"><text:span text:style-name="T29">&gt; db.order.insert({custid:202,name:"meera",item:"wheat",price:250})</text:span></text:p>
      <text:p text:style-name="P23"><text:span text:style-name="T29">WriteResult({ "nInserted" : 1 })</text:span></text:p>
      <text:p text:style-name="P23"><text:span text:style-name="T30"/></text:p>
      <text:p text:style-name="P24"><text:span text:style-name="T31">&gt; var mapFunction=function(){emit(this.custid,this.price);};</text:span></text:p>
      <text:p text:style-name="P24"><text:span text:style-name="T31">&gt; var reduceFunction=function(key,values){return Array.sum(values);}</text:span></text:p>
      <text:p text:style-name="P24"><text:span text:style-name="T31">&gt; db.order.mapReduce(mapFunction,reduceFunction,{'out':"map_example"})</text:span></text:p>
      <text:p text:style-name="P24"><text:span text:style-name="T31">{ "result" : "map_example", "ok" : 1 }</text:span></text:p>
      <text:p text:style-name="P24"><text:span text:style-name="T32"/></text:p>
      <text:p text:style-name="P24"><text:span text:style-name="T33">&gt; db.map_example.find();</text:span></text:p>
      <text:p text:style-name="P24"><text:span text:style-name="T33">{ "_id" : 200, "value" : 590 }</text:span></text:p>
      <text:p text:style-name="P24"><text:span text:style-name="T33">{ "_id" : 201, "value" : 340 }</text:span></text:p>
      <text:p text:style-name="P24"><text:span text:style-name="T33">{ "_id" : 202, "value" : 400 }</text:span></text:p>
      <text:p text:style-name="P24"><text:span text:style-name="T34"/></text:p>
      <text:p text:style-name="P24"><text:span text:style-name="T35">&gt; var mapFunction=function(){emit(this.custid,this.price);};</text:span></text:p>
      <text:p text:style-name="P24"><text:span text:style-name="T35">&gt; var reduceFunction=function(key,values){return Array.avg(values);}</text:span></text:p>
      <text:p text:style-name="P24"><text:span text:style-name="T35">&gt; db.order.mapReduce(mapFunction,reduceFunction,{query:{custid:{$gt:201}},out:"map_example"})</text:span></text:p>
      <text:p text:style-name="P24"><text:span text:style-name="T35">{ "result" : "map_example", "ok" : 1 }</text:span></text:p>
      <text:p text:style-name="P24"><text:span text:style-name="T35">&gt; db.map_example.find();</text:span></text:p>
      <text:p text:style-name="P24"><text:span text:style-name="T35">{ "_id" : 202, "value" : 200 }</text:span></text:p>
      <text:p text:style-name="P24"><text:span text:style-name="T36"/></text:p>
      <text:p text:style-name="P24"><text:span text:style-name="T36"/></text:p>
      <text:p text:style-name="P24"><text:span text:style-name="T36"/></text:p>
      <text:p text:style-name="P25"><text:span text:style-name="T36"/></text:p>
      <text:p text:style-name="P26"><text:span text:style-name="T36"/></text:p>
      <text:p text:style-name="P27"><text:span text:style-name="T36"/></text:p>
      <text:p text:style-name="P27"><text:span text:style-name="T36"/></text:p>
      <text:p text:style-name="P27"><text:span text:style-name="T36"/></text:p>
      <text:p text:style-name="P27"><text:span text:style-name="T36"/></text:p>
      <text:p text:style-name="P27"><text:span text:style-name="T36"/></text:p>
      <text:p text:style-name="P27"><text:span text:style-name="T36"/></text:p>
      <text:p text:style-name="P27"><text:span text:style-name="T36"/></text:p>
      <text:p text:style-name="P27"><text:span text:style-name="T36"/></text:p>
      <text:p text:style-name="P27"><text:span text:style-name="T36"/></text:p>
      <text:p text:style-name="P27"><text:span text:style-name="T36"/></text:p>
      <text:p text:style-name="P27"><text:span text:style-name="T36"/></text:p>
      <text:p text:style-name="P27"><text:span text:style-name="T36"/></text:p>
      <text:p text:style-name="P27"><text:span text:style-name="T36"/></text:p>
      <text:p text:style-name="P27"><text:span text:style-name="T36"/></text:p>
      <text:p text:style-name="P27"><text:span text:style-name="T36"/></text:p>
      <text:p text:style-name="P27"><text:span text:style-name="T36"/></text:p>
      <text:p text:style-name="P27"><text:span text:style-name="T36"/></text:p>
      <text:p text:style-name="P27"><text:span text:style-name="T36"/></text:p>
      <text:p text:style-name="P27"><text:span text:style-name="T36"/></text:p>
      <text:p text:style-name="P27"><text:span text:style-name="T36"/></text:p>
      <text:p text:style-name="P27"><text:span text:style-name="T36"/></text:p>
      <text:p text:style-name="P27"><text:span text:style-name="T36"/></text:p>
      <text:p text:style-name="P27"><text:span text:style-name="T37">Example Queries</text:span></text:p>
      <text:p text:style-name="P27"><text:span text:style-name="T38">&gt;db.emp1.aggregate([{$group:{_id:"$dept","avg sal":{$avg:"$sal"}}}])</text:span></text:p>
      <text:p text:style-name="P27"><text:span text:style-name="T38">&gt; db.emp1.aggregate([{$group:{_id:"$dept","minimum sal":{$min:"$sal"}}}])</text:span></text:p>
      <text:p text:style-name="P27"><text:span text:style-name="T38">&gt; db.emp1.aggregate([{$group:{_id:"$dept","maximum sal":{$max:"$sal"}}}])</text:span></text:p>
      <text:p text:style-name="P27"><text:span text:style-name="T38">&gt; db.emp1.aggregate([{$group:{_id:"$dept","no of emp":{$sum:1}}}])</text:span></text:p>
      <text:p text:style-name="P27"><text:span text:style-name="T39"/></text:p>
      <text:p text:style-name="P27"><text:span text:style-name="T40">&gt; db.bookdata.find().sort({"Author":1})<text:s text:c="2"/></text:span></text:p>
      <text:p text:style-name="P27"><text:span text:style-name="T40">&gt; db.bookdata.find().sort({"Author":-1})</text:span></text:p>
      <text:p text:style-name="P27"><text:span text:style-name="T41"/></text:p>
      <text:p text:style-name="P28"><text:span text:style-name="T42">&gt; db.bookdata.createIndex({Title:"text"})</text:span></text:p>
      <text:p text:style-name="P28"><text:span text:style-name="T42">&gt; db.bookdata.find({$text:{$search:"DBMS COA"}})</text:span></text:p>
      <text:p text:style-name="P29"><text:span text:style-name="T43"/></text:p>
      <text:p text:style-name="P29"><text:span text:style-name="T43"/></text:p>
      <text:p text:style-name="P29"><text:span text:style-name="T43"/></text:p>
      <text:p text:style-name="P29"><text:span text:style-name="T43"/></text:p>
      <text:p text:style-name="P29"><text:span text:style-name="T4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